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Name of the task <text:span text:style-name="T1"><text:s text:c="3"/></text:span></text:p>
      <text:p text:style-name="P2"><text:s text:c="73"/>Time</text:p>
      <text:p text:style-name="Standard">Prime numbers <text:s/>validations <text:s text:c="13"/>09:00 am <text:s/>-11:00am</text:p>
      <text:p text:style-name="Standard"/>
      <text:p text:style-name="Standard">images display <text:s text:c="33"/>11:00am -01:00 pm</text:p>
      <text:p text:style-name="Standard"/>
      <text:p text:style-name="Standard">image mouse over <text:s text:c="28"/>02:15 pm -03:00 pm</text:p>
      <text:p text:style-name="Standard"/>
      <text:p text:style-name="Standard">table task <text:s text:c="43"/>03:05-04:00pm</text:p>
      <text:p text:style-name="Standard"/>
      <text:p text:style-name="Standard">string in particular col of a tablee <text:s text:c="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yros </meta:initial-creator>
    <meta:creation-date>2011-04-29T14:12:21</meta:creation-date>
    <dc:date>2011-04-29T17:43:45</dc:date>
    <dc:creator>nyros </dc:creator>
    <meta:editing-duration>PT00H13M39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7" meta:word-count="33" meta:character-count="392"/>
  </office:meta>
</office:document-meta>
</file>